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co1" style:family="table-column">
      <style:table-column-properties style:column-width="6.226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co3" style:family="table-column">
      <style:table-column-properties style:column-width="5.418cm" style:use-optimal-column-width="false"/>
    </style:style>
    <style:style style:name="co4" style:family="table-column">
      <style:table-column-properties style:column-width="6.545cm" style:use-optimal-column-width="false"/>
    </style:style>
    <style:style style:name="co5" style:family="table-column">
      <style:table-column-properties style:column-width="25cm" style:use-optimal-column-width="false"/>
    </style:style>
    <style:style style:name="co6" style:family="table-column">
      <style:table-column-properties style:column-width="25.199cm" style:use-optimal-column-width="false"/>
    </style:style>
    <style:style style:name="co7" style:family="table-column">
      <style:table-column-properties style:column-width="5.819cm" style:use-optimal-column-width="false"/>
    </style:style>
    <style:style style:name="co8" style:family="table-column">
      <style:table-column-properties style:column-width="5.521cm" style:use-optimal-column-width="false"/>
    </style:style>
    <style:style style:name="co9" style:family="table-column">
      <style:table-column-properties style:column-width="9.698cm" style:use-optimal-column-width="false"/>
    </style:style>
    <style:style style:name="co10" style:family="table-column">
      <style:table-column-properties style:column-width="25.6cm" style:use-optimal-column-width="false"/>
    </style:style>
    <style:style style:name="ro1" style:family="table-row">
      <style:table-row-properties style:row-height="1.074cm"/>
    </style:style>
    <style:style style:name="ro2" style:family="table-row">
      <style:table-row-properties style:row-height="0cm"/>
    </style:style>
    <style:style style:name="ro3" style:family="table-row">
      <style:table-row-properties style:row-height="-3.207cm"/>
    </style:style>
    <style:style style:name="ro4" style:family="table-row">
      <style:table-row-properties style:row-height="1.054cm"/>
    </style:style>
    <style:style style:name="ro5" style:family="table-row">
      <style:table-row-properties style:row-height="0.988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1.6cm"/>
    </style:style>
    <style:style style:name="ro8" style:family="table-row">
      <style:table-row-properties style:row-height="15.086cm"/>
    </style:style>
    <style:style style:name="ro9" style:family="table-row">
      <style:table-row-properties style:row-height="1.026cm"/>
    </style:style>
    <style:style style:name="ro10" style:family="table-row">
      <style:table-row-properties style:row-height="0.922cm"/>
    </style:style>
    <style:style style:name="ro11" style:family="table-row">
      <style:table-row-properties style:row-height="14cm"/>
    </style:style>
    <style:style style:name="ro12" style:family="table-row">
      <style:table-row-properties style:row-height="15.486cm"/>
    </style:style>
    <style:style style:name="ce1" style:family="table-cell">
      <style:paragraph-properties fo:text-align="center"/>
    </style:style>
    <style:style style:name="ce2" style:family="table-cell"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draw:fill-color="#cccccc"/>
      <style:paragraph-properties fo:border="0.03pt solid #ffffff"/>
      <style:text-properties fo:font-size="18pt" style:font-size-asian="18pt" style:font-size-complex="18pt"/>
    </style:style>
    <style:style style:name="ce4" style:family="table-cell">
      <style:paragraph-properties fo:text-align="center" fo:border-left="0.03pt solid #ffffff" fo:border-right="0.03pt solid #ffffff" fo:border-top="0.03pt solid #ffffff" fo:border-bottom="none"/>
    </style:style>
    <style:style style:name="ce5" style:family="table-cell">
      <loext:graphic-properties draw:fill-color="#cccccc"/>
      <style:paragraph-properties fo:border="0.03pt solid #ffffff"/>
    </style:style>
    <style:style style:name="ce6" style:family="table-cell">
      <style:text-properties fo:font-size="16pt" style:font-size-asian="16pt" style:font-size-complex="16pt"/>
    </style:style>
    <style:style style:name="ce7" style:family="table-cell">
      <loext:graphic-properties draw:fill-color="#cccccc"/>
      <style:paragraph-properties fo:text-align="start"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9999" fo:font-size="16pt" style:font-size-asian="16pt" style:font-size-complex="16pt"/>
    </style:style>
    <style:style style:name="T7" style:family="text">
      <style:text-properties fo:color="#009999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ATION <text:tab/>ALGORITHMIE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NICOLAS BLAUDEZ</text:p>
            <text:p>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TABLE DES MATIÈRES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ésentation</text:p>
              </text:list-item>
              <text:list-item>
                <text:p>Mots clefs</text:p>
              </text:list-item>
              <text:list-item>
                <text:p>Transcription d’un énoncé en langage algorithmiqu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PRES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algorithme décrit le fonctionnement d’un programme.</text:p>
              </text:list-item>
              <text:list-item>
                <text:p>Le but de l’algorithme est d’atteindre un résultat donné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TRANSCRIPTION D’UN ENO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La première étape et d’isoler les différentes variables du futur programme.</text:span></text:p>
              </text:list-item>
              <text:list-item>
                <text:p><text:span text:style-name="T1">Il faut ensuite isoler les différentes actions.</text:span></text:p>
              </text:list-item>
              <text:list-item>
                <text:p><text:span text:style-name="T1">Pour chaque variable définir son type.</text:span></text:p>
                <text:list>
                  <text:list-item>
                    <text:p><text:span text:style-name="T1">Si la variable comporte plusieurs propriétés différentes alors c’est un objet</text:span></text:p>
                  </text:list-item>
                  <text:list-item>
                    <text:p><text:span text:style-name="T1">Si la variable peut être présente 1 ou n fois alors c’est un tableau</text:span></text:p>
                  </text:list-item>
                </text:list>
              </text:list-item>
              <text:list-item>
                <text:p><text:span text:style-name="T1">Créer l’algo</text:span></text:p>
              </text:list-item>
              <text:list-item>
                <text:p><text:span text:style-name="T1">Coder le program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1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’hébergement de <text:span text:style-name="T2">site</text:span> à besoin d’un logiciel pour gérer ses <text:span text:style-name="T2">serveurs</text:span>. Le logiciel doit permettre de savoir quels sites se trouvent sur les serveurs ainsi que leurs <text:span text:style-name="T2">formules d’hébergement</text:span> et leurs <text:span text:style-name="T3">caractéristiques</text:span>.</text:p>
                <text:p/>
              </text:list-item>
            </text:list>
          </draw:text-box>
        </draw:frame>
        <draw:frame draw:style-name="standard" draw:layer="layout" svg:width="6.225cm" svg:height="5.165cm" svg:x="0.91cm" svg:y="11.7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Societe</text:p>
              </table:table-cell>
            </table:table-row>
            <table:table-row table:style-name="ro2">
              <table:table-cell table:style-name="ce2">
                <text:p>- nom / string</text:p>
              </table:table-cell>
            </table:table-row>
            <table:table-row table:style-name="ro2">
              <table:table-cell table:style-name="ce3">
                <text:p text:style-name="P3">- adresse / string</text:p>
              </table:table-cell>
            </table:table-row>
            <table:table-row table:style-name="ro1">
              <table:table-cell table:style-name="ce3">
                <text:p text:style-name="P3">- ville (string)</text:p>
              </table:table-cell>
            </table:table-row>
            <table:table-row table:style-name="ro1">
              <table:table-cell table:style-name="ce3">
                <text:p text:style-name="P3">+ getter/sett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07cm" svg:height="5.187cm" svg:x="7.6cm" svg:y="11.73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2">Site</text:p>
              </table:table-cell>
            </table:table-row>
            <table:table-row table:style-name="ro4">
              <table:table-cell table:style-name="ce5">
                <text:p>- domain (string)</text:p>
              </table:table-cell>
            </table:table-row>
            <table:table-row table:style-name="ro4">
              <table:table-cell table:style-name="ce5">
                <text:p>- formule (objet)</text:p>
              </table:table-cell>
            </table:table-row>
            <table:table-row table:style-name="ro4">
              <table:table-cell table:style-name="ce5">
                <text:p>- transerf(float)</text:p>
              </table:table-cell>
            </table:table-row>
            <table:table-row table:style-name="ro4">
              <table:table-cell table:style-name="ce5">
                <text:p>+ getter/sett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417cm" svg:height="7.903cm" svg:x="13.464cm" svg:y="11.77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 text:style-name="P2">Serveur</text:p>
              </table:table-cell>
            </table:table-row>
            <table:table-row table:style-name="ro5">
              <table:table-cell table:style-name="ce2">
                <text:p>- ip (string)</text:p>
              </table:table-cell>
            </table:table-row>
            <table:table-row table:style-name="ro5">
              <table:table-cell table:style-name="ce5">
                <text:p>- sites (tableau)</text:p>
              </table:table-cell>
            </table:table-row>
            <table:table-row table:style-name="ro5">
              <table:table-cell table:style-name="ce5">
                <text:p>+ getter/setter</text:p>
              </table:table-cell>
            </table:table-row>
            <table:table-row table:style-name="ro5">
              <table:table-cell table:style-name="ce5">
                <text:p>+ voirSite(siteId)</text:p>
              </table:table-cell>
            </table:table-row>
            <table:table-row table:style-name="ro5">
              <table:table-cell table:style-name="ce5">
                <text:p>+ ajouterSite()</text:p>
              </table:table-cell>
            </table:table-row>
            <table:table-row table:style-name="ro5">
              <table:table-cell table:style-name="ce5">
                <text:p>+ supprimerSite()</text:p>
              </table:table-cell>
            </table:table-row>
            <table:table-row table:style-name="ro5">
              <table:table-cell table:style-name="ce5">
                <text:p>+ listeSite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44cm" svg:height="4.859cm" svg:x="19.255cm" svg:y="11.854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4">
                <text:p text:style-name="P2">Formule</text:p>
              </table:table-cell>
            </table:table-row>
            <table:table-row table:style-name="ro6">
              <table:table-cell table:style-name="ce5">
                <text:p>- storage (int)</text:p>
              </table:table-cell>
            </table:table-row>
            <table:table-row table:style-name="ro6">
              <table:table-cell table:style-name="ce5">
                <text:p>- database <text:s/>(int)</text:p>
              </table:table-cell>
            </table:table-row>
            <table:table-row table:style-name="ro6">
              <table:table-cell table:style-name="ce5">
                <text:p>- transfert(float)</text:p>
              </table:table-cell>
            </table:table-row>
            <table:table-row table:style-name="ro6">
              <table:table-cell table:style-name="ce5">
                <text:p>+ getter/setter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4" draw:layer="layout" svg:x1="0.91cm" svg:y1="15.8cm" svg:x2="7.135cm" svg:y2="15.8cm">
          <text:p/>
        </draw:line>
        <draw:line draw:style-name="gr2" draw:text-style-name="P4" draw:layer="layout" svg:x1="7.495cm" svg:y1="15.883cm" svg:x2="13.027cm" svg:y2="15.883cm">
          <text:p/>
        </draw:line>
        <draw:line draw:style-name="gr2" draw:text-style-name="P4" draw:layer="layout" svg:x1="13.349cm" svg:y1="14.8cm" svg:x2="18.881cm" svg:y2="14.8cm">
          <text:p/>
        </draw:line>
        <draw:line draw:style-name="gr2" draw:text-style-name="P4" draw:layer="layout" svg:x1="19.255cm" svg:y1="15.8cm" svg:x2="25.6cm" svg:y2="15.8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Alg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5.038cm" svg:height="2.139cm" svg:x="2cm" svg:y="6cm">
          <draw:text-box>
            <text:p><text:span text:style-name="T4">Le but du programme est de créer une interface qui va permettre </text:span></text:p>
            <text:p><text:span text:style-name="T4">de détecter les sites qui ont atteint leurs limites de transfert.</text:span></text:p>
          </draw:text-box>
        </draw:frame>
        <draw:frame draw:style-name="standard" draw:layer="layout" svg:width="24.999cm" svg:height="11.636cm" svg:x="2cm" svg:y="8.8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gray3">
                <text:p>Variables :</text:p>
                <text:p><text:s text:c="2"/>ListeServeurs (tableau)</text:p>
                <text:p><text:s text:c="2"/>ListeSites (tableau)</text:p>
                <text:p><text:s text:c="2"/></text:p>
                <text:p>Récupérer les serveurs en base de donnée</text:p>
                <text:p>Instancier les objets serveurs avec les infos de la base</text:p>
                <text:p>Parcourir le tableau ListeServeur</text:p>
                <text:p><text:s text:c="5"/>Récupérer la liste des sites du serveur </text:p>
                <text:p><text:s text:c="5"/>Parcourir la liste des sites du serveur</text:p>
                <text:p><text:s text:c="10"/>Si le quota du site est supérieur a celui de la formule</text:p>
                <text:p><text:s text:c="14"/>Afficher un message indiquant que le quota est dépassé pour ce site</text:p>
                <text:p><text:s text:c="10"/>Fin si</text:p>
                <text:p><text:s text:c="4"/>Fin parcourir</text:p>
                <text:p>Fin parcourir</text:p>
                <text:p><text:s text:c="5"/></text:p>
                <text:p/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Programme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6">
                <text:p text:style-name="P6"><text:span text:style-name="T5">&lt;?php</text:span></text:p>
                <text:p text:style-name="P7"><text:span text:style-name="T6">Récupérer les serveurs </text:span><text:span text:style-name="T6">en base de donnée</text:span></text:p>
                <text:p text:style-name="P6"><text:span text:style-name="T5">$dbh = new </text:span><text:span text:style-name="T5">PDO('mysql:host=local</text:span><text:span text:style-name="T5">host;dbname=test', </text:span><text:span text:style-name="T5">$user, $pass);</text:span></text:p>
                <text:p text:style-name="P6"><text:span text:style-name="T5">$stmt = </text:span><text:span text:style-name="T5">$dbh→query(‘SELEC</text:span><text:span text:style-name="T5">T * from serveurs se </text:span><text:span text:style-name="T5">JOIN site si on se.id = </text:span><text:span text:style-name="T5">si.serveur_id JOIN </text:span><text:span text:style-name="T5">formule f ON </text:span><text:span text:style-name="T5">si.formule_id = si.id’) ;</text:span></text:p>
                <text:p text:style-name="P6"><text:span text:style-name="T5">$serveurs = </text:span><text:span text:style-name="T5">$stmt→fetchAll() ;</text:span></text:p>
                <text:p text:style-name="P6"><text:span text:style-name="T5">$listeServeurs = [] ;</text:span></text:p>
                <text:p text:style-name="P6"><text:span text:style-name="T6">Instancier les objets </text:span><text:span text:style-name="T6">serveurs avec les infos </text:span><text:span text:style-name="T6">de la base</text:span></text:p>
                <text:p text:style-name="P6"><text:span text:style-name="T5">foreach($serveurs as </text:span><text:span text:style-name="T5">$serveurInfos) {</text:span></text:p>
                <text:p text:style-name="P6"><text:span text:style-name="T5"><text:s text:c="5"/></text:span><text:span text:style-name="T5">$listServeurs[] = new </text:span><text:span text:style-name="T5">Serveur($serveurInfos) </text:span><text:span text:style-name="T5">;</text:span></text:p>
                <text:p text:style-name="P6"><text:span text:style-name="T5">}</text:span></text:p>
                <text:p><text:span text:style-name="T7">Parcourir le tableau </text:span><text:span text:style-name="T7">ListeServeur</text:span></text:p>
                <text:p><text:span text:style-name="T8">foreach($listeServeurs </text:span><text:span text:style-name="T8">as $serveur) {</text:span></text:p>
                <text:p><text:span text:style-name="T8"><text:s text:c="8"/></text:span><text:span text:style-name="T7">Parcourir la liste </text:span><text:span text:style-name="T7">des sites du serveur</text:span></text:p>
                <text:p><text:span text:style-name="T8"><text:s text:c="9"/></text:span><text:span text:style-name="T8">foreach($serveur→liste</text:span><text:span text:style-name="T8">Site() as $site) {</text:span></text:p>
                <text:p><text:span text:style-name="T8"><text:s text:c="14"/></text:span><text:span text:style-name="T7">Si le quota du </text:span><text:span text:style-name="T7">site est supérieur a celui </text:span><text:span text:style-name="T7">de la formule</text:span></text:p>
                <text:p><text:span text:style-name="T8"><text:s text:c="14"/></text:span><text:span text:style-name="T8">if($site→getFormule()</text:span><text:span text:style-name="T8">→getQuota() &lt; </text:span><text:span text:style-name="T8">$site→getTransfert()) {</text:span></text:p>
                <text:list text:style-name="L3">
                  <text:list-header>
                    <text:p><text:span text:style-name="T8"><text:s text:c="15"/></text:span><text:span text:style-name="T7">Afficher un </text:span><text:span text:style-name="T7">message indiquant </text:span><text:span text:style-name="T7">que le quota est </text:span><text:span text:style-name="T7">dépassé pour ce site</text:span></text:p>
                  </text:list-header>
                </text:list>
                <text:p><text:span text:style-name="T8"><text:s text:c="20"/></text:span><text:span text:style-name="T8">echo ‘Le site </text:span><text:span text:style-name="T8">’.$site→getDomain() .’ </text:span><text:span text:style-name="T8">à depassé son quota de </text:span><text:span text:style-name="T8">transfert’ ;</text:span></text:p>
                <text:p><text:span text:style-name="T8"><text:s text:c="14"/></text:span><text:span text:style-name="T8">}</text:span></text:p>
                <text:p><text:span text:style-name="T8"><text:s text:c="9"/></text:span><text:span text:style-name="T8">} <text:s/></text:span></text:p>
                <text:p><text:span text:style-name="T8">}</text:span></text:p>
                <text:p text:style-name="P6"><text:span text:style-name="T5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2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e <text:span text:style-name="T2">taxi</text:span> veut créer un site internet permettant de commander un taxi en ligne. Le <text:span text:style-name="T2">client</text:span> se verra remettre une <text:span text:style-name="T9">facture</text:span> après avoir régler par carte.</text:p>
                <text:p/>
              </text:list-item>
            </text:list>
          </draw:text-box>
        </draw:frame>
        <draw:frame draw:style-name="standard" draw:layer="layout" svg:width="5.818cm" svg:height="3.887cm" svg:x="1.525cm" svg:y="10.589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4">
                <text:p text:style-name="P2">Taxi</text:p>
              </table:table-cell>
            </table:table-row>
            <table:table-row table:style-name="ro6">
              <table:table-cell table:style-name="ce7">
                <text:p text:style-name="P8">- numero (int)</text:p>
              </table:table-cell>
            </table:table-row>
            <table:table-row table:style-name="ro6">
              <table:table-cell table:style-name="ce7">
                <text:p text:style-name="P8">- enCourse (bool)</text:p>
              </table:table-cell>
            </table:table-row>
            <table:table-row table:style-name="ro6">
              <table:table-cell table:style-name="ce7">
                <text:p text:style-name="P8">+ getter/setter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52cm" svg:height="3.887cm" svg:x="9.371cm" svg:y="10.737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4">
                <text:p text:style-name="P2">Client</text:p>
              </table:table-cell>
            </table:table-row>
            <table:table-row table:style-name="ro6">
              <table:table-cell table:style-name="ce7">
                <text:p text:style-name="P8">- nom (string)</text:p>
              </table:table-cell>
            </table:table-row>
            <table:table-row table:style-name="ro6">
              <table:table-cell table:style-name="ce7">
                <text:p text:style-name="P8">- adresse (string)</text:p>
              </table:table-cell>
            </table:table-row>
            <table:table-row table:style-name="ro6">
              <table:table-cell table:style-name="ce7">
                <text:p text:style-name="P8">+ getter / setter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697cm" svg:height="7.829cm" svg:x="16.6cm" svg:y="10.6cm">
          <table:table table:template-name="default" table:use-first-row-styles="true" table:use-banding-rows-styles="true">
            <table:table-column table:style-name="co9"/>
            <table:table-row table:style-name="ro6">
              <table:table-cell table:style-name="ce4">
                <text:p text:style-name="P2">Commande</text:p>
              </table:table-cell>
            </table:table-row>
            <table:table-row table:style-name="ro6">
              <table:table-cell table:style-name="ce7">
                <text:p text:style-name="P8">- numero (int)</text:p>
              </table:table-cell>
            </table:table-row>
            <table:table-row table:style-name="ro6">
              <table:table-cell table:style-name="ce7">
                <text:p text:style-name="P8">- taxi (objet)</text:p>
              </table:table-cell>
            </table:table-row>
            <table:table-row table:style-name="ro6">
              <table:table-cell table:style-name="ce7">
                <text:p text:style-name="P8">- client (objet)</text:p>
              </table:table-cell>
            </table:table-row>
            <table:table-row table:style-name="ro9">
              <table:table-cell table:style-name="ce7">
                <text:p text:style-name="P8">- adresseDepart <text:s/>(string)</text:p>
              </table:table-cell>
            </table:table-row>
            <table:table-row table:style-name="ro10">
              <table:table-cell table:style-name="ce7">
                <text:p text:style-name="P8">- adresseArrivé (string)</text:p>
              </table:table-cell>
            </table:table-row>
            <table:table-row table:style-name="ro6">
              <table:table-cell table:style-name="ce7">
                <text:p text:style-name="P8">- heure</text:p>
              </table:table-cell>
            </table:table-row>
            <table:table-row table:style-name="ro6">
              <table:table-cell table:style-name="ce7">
                <text:p text:style-name="P8">+ <text:s/>getter / setter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4" draw:layer="layout" svg:x1="1.563cm" svg:y1="13.6cm" svg:x2="7.381cm" svg:y2="13.6cm">
          <text:p/>
        </draw:line>
        <draw:line draw:style-name="gr2" draw:text-style-name="P4" draw:layer="layout" svg:x1="14.891cm" svg:y1="13.6cm" svg:x2="9.37cm" svg:y2="13.6cm">
          <text:p/>
        </draw:line>
        <draw:line draw:style-name="gr2" draw:text-style-name="P4" draw:layer="layout" svg:x1="16.6cm" svg:y1="17.4cm" svg:x2="26.297cm" svg:y2="17.4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Algo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2">
              <text:list-item>
                <text:p text:style-name="P3"><text:span text:style-name="T10">Le but du programme est de commander un tax i depuis un site internet</text:span></text:p>
              </text:list-item>
            </text:list>
          </draw:text-box>
        </draw:frame>
        <draw:frame draw:style-name="standard" draw:layer="layout" svg:width="25.599cm" svg:height="13.999cm" svg:x="1.8cm" svg:y="6.6cm">
          <table:table table:template-name="default" table:use-first-row-styles="true" table:use-banding-rows-styles="true">
            <table:table-column table:style-name="co10"/>
            <table:table-row table:style-name="ro11">
              <table:table-cell table:style-name="gray3">
                <text:p>Variables :</text:p>
                <text:p><text:s text:c="4"/>DateDépart (string)</text:p>
                <text:p><text:s text:c="4"/>AdresseDépart (string)</text:p>
                <text:p><text:s text:c="4"/>AdresseArrivé (string)</text:p>
                <text:p><text:s text:c="4"/>Client (int) // l’id du client est mis en session aprés etre loggué sur le site</text:p>
                <text:p/>
                <text:p>Récupérer les données de la course grâce au formulaire</text:p>
                <text:p>Récupérer les informations du client dans la base de donnée</text:p>
                <text:p>Instancier un objet client</text:p>
                <text:p>Recupérer les taxis dans la base de donnée</text:p>
                <text:p>Parcourir les taxis </text:p>
                <text:p><text:s text:c="4"/>Choisir le premier taxi libre</text:p>
                <text:p>Fin parcourir</text:p>
                <text:p>Changer la variable enCourse du taxi</text:p>
                <text:p>Créer une commande</text:p>
                <text:p/>
                <text:p/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Programme</text:p>
          </draw:text-box>
        </draw:frame>
        <draw:frame draw:style-name="standard" draw:layer="layout" svg:width="25.198cm" svg:height="15.935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12">
              <table:table-cell table:style-name="gray3">
                <text:p text:style-name="P6"><text:span text:style-name="T5">&lt;?php</text:span></text:p>
                <text:p><text:span text:style-name="T7">Récupérer les données de la course grâce au formulaire</text:span></text:p>
                <text:p><text:span text:style-name="T8">$infosCourse = $_POST ;</text:span></text:p>
                <text:p><text:span text:style-name="T7">Récupérer les informations du client dans la base de donnée</text:span></text:p>
                <text:p text:style-name="P6"><text:span text:style-name="T5">$dbh = new PDO('mysql:host=localhost;dbname=test', $user, $pass);</text:span></text:p>
                <text:p text:style-name="P6"><text:span text:style-name="T5">$stmt = $dbh→query(‘SELECT * from clients c WHERE c.id=’.$infosCourse[‘clientId’]) ;</text:span></text:p>
                <text:p text:style-name="P6"><text:span text:style-name="T5">$clientInfos = $stmt→fetch() ;</text:span></text:p>
                <text:p><text:span text:style-name="T7">Instancier un objet client</text:span></text:p>
                <text:p text:style-name="P6"><text:span text:style-name="T5">$client = new Client($clientInfos) ;</text:span></text:p>
                <text:p><text:span text:style-name="T7">Recupérer les taxis dans la base de donnée</text:span></text:p>
                <text:p text:style-name="P6"><text:span text:style-name="T8">$stmt = $dbh→query(‘SELECT * from taxi’) ;</text:span></text:p>
                <text:p text:style-name="P6"><text:span text:style-name="T5">$taxis = $stmt→fetchAll() ;</text:span></text:p>
                <text:p><text:span text:style-name="T7">Parcourir les taxis </text:span></text:p>
                <text:p text:style-name="P6"><text:span text:style-name="T5">foreach($taxis as $taxi) {</text:span></text:p>
                <text:p><text:span text:style-name="T5"><text:s text:c="6"/></text:span><text:span text:style-name="T7">Choisir le premier taxi libre</text:span></text:p>
                <text:p text:style-name="P6"><text:span text:style-name="T5"><text:s text:c="6"/></text:span><text:span text:style-name="T5">if($taxi→getEnCourse() == false) {</text:span></text:p>
                <text:p text:style-name="P6"><text:span text:style-name="T5"><text:s text:c="11"/></text:span><text:span text:style-name="T5">$selectedTaxi )= $taxi ;</text:span></text:p>
                <text:p text:style-name="P6"><text:span text:style-name="T5"><text:s text:c="6"/></text:span><text:span text:style-name="T5">}</text:span></text:p>
                <text:p><text:span text:style-name="T5">}</text:span></text:p>
                <text:p><text:span text:style-name="T7">Changer la variable enCourse du taxi</text:span></text:p>
                <text:p><text:span text:style-name="T8">$selectedTaxi→setEnCourse(true) ;</text:span></text:p>
                <text:p><text:span text:style-name="T7">Créer une commande</text:span></text:p>
                <text:p><text:span text:style-name="T8">$commande = new Commande($infosCourse, $selectedTaxi, $client)</text:span></text:p>
                <text:p><text:span text:style-name="T5"/></text:p>
                <text:p><text:span text:style-name="T7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26:22.653170554</meta:creation-date>
    <dc:date>2018-03-09T06:42:49.422881058</dc:date>
    <meta:editing-duration>PT1H39M59S</meta:editing-duration>
    <meta:editing-cycles>45</meta:editing-cycles>
    <meta:generator>LibreOffice/5.2.7.2$Linux_x86 LibreOffice_project/20m0$Build-2</meta:generator>
    <meta:document-statistic meta:object-count="78"/>
  </office:meta>
</office:document-meta>
</file>